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c</text:p>
          </table:table-cell>
          <table:table-cell office:value-type="string">
            <text:p>Actor</text:p>
          </table:table-cell>
          <table:table-cell office:value-type="string">
            <text:p>UC+A</text:p>
          </table:table-cell>
          <table:table-cell office:value-type="string">
            <text:p>Connections</text:p>
          </table:table-cell>
          <table:table-cell office:value-type="string">
            <text:p>UC+A+C</text:p>
          </table:table-cell>
          <table:table-cell office:value-type="string">
            <text:p>FCANodes</text:p>
          </table:table-cell>
          <table:table-cell office:value-type="string">
            <text:p>FCA Conn</text:p>
          </table:table-cell>
          <table:table-cell office:value-type="string">
            <text:p>FCA N+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:.E2]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:.H2]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3:.C3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3:.E3]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:.H3]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SUM([.B4:.C4])"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SUM([.D4:.E4])"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:.H4])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SUM([.B5:.C5])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SUM([.D5:.E5])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5:.H5]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SUM([.B6:.C6])" office:value-type="float" office:value="23">
            <text:p>23</text:p>
          </table:table-cell>
          <table:table-cell office:value-type="float" office:value="32">
            <text:p>32</text:p>
          </table:table-cell>
          <table:table-cell table:formula="of:=SUM([.D6:.E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6:.H6])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7:.C7])"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SUM([.D7:.E7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:.H7]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SUM([.B8:.C8])"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SUM([.D8:.E8])"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table:formula="of:=SUM([.G8:.H8])"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9:.C9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9:.E9]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9:.H9])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0:.C10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0:.E10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0:.H10])"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1:.C11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11:.E11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1:.H11])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12:.C12])"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SUM([.D12:.E12])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2:.H12])" office:value-type="float" office:value="9">
            <text:p>9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3:.C1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3:.E1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3:.H1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4:.C1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4:.E1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4:.H1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5:.C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5:.E1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5:.H1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6:.C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6:.E1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6:.H1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7:.C1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7:.E1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7:.H1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8:.C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8:.E1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8:.H1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9:.C1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9:.E1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9:.H1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0:.C2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0:.E2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0:.H2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1:.C2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1:.E2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1:.H2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2:.C2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2:.E2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2:.H2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3:.C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3:.E2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3:.H2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4:.C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4:.E2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4:.H2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5:.C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5:.E2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5:.H2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6:.C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6:.E2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6:.H2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7:.C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7:.E2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7:.H2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8:.C2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8:.E2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8:.H2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9:.C2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9:.E2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9:.H2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0:.C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0:.E3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0:.H3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1:.C3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1:.E3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1:.H3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2:.C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2:.E3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2:.H3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3:.C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3:.E3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3:.H3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4:.C3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4:.E3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4:.H3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5:.C3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5:.E3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5:.H3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6:.C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6:.E3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6:.H3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7:.C3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7:.E3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7:.H3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8:.C3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8:.E3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8:.H3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9:.C3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9:.E3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9:.H3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0:.C4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0:.E4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0:.H4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1:.C4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1:.E4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1:.H4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2:.C4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2:.E4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2:.H4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3:.C4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3:.E4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3:.H4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4:.C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4:.E4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4:.H4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5:.C4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5:.E4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5:.H4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6:.C4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6:.E4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6:.H4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7:.C4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7:.E4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7:.H4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8:.C4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8:.E4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8:.H4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9:.C4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9:.E4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9:.H4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0:.C5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0:.E5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0:.H5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1:.C5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1:.E5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1:.H5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2:.C5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2:.E5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2:.H5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3:.C5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3:.E5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3:.H5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4:.C5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4:.E5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4:.H5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5:.C5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5:.E5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5:.H5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6:.C5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6:.E5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6:.H5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7:.C5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7:.E5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7:.H5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8:.C5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8:.E5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8:.H5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9:.C5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9:.E5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9:.H5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0:.C6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0:.E6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0:.H6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1:.C6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1:.E6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1:.H6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2:.C6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2:.E6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2:.H6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3:.C6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3:.E6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3:.H6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4:.C6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4:.E6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4:.H6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5:.C6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5:.E6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5:.H6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6:.C6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6:.E6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6:.H6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7:.C6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7:.E6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7:.H6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8:.C6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8:.E6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8:.H6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9:.C6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9:.E6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9:.H6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0:.C7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0:.E7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0:.H7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1:.C7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1:.E7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1:.H7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2:.C7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2:.E7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2:.H7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3:.C7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3:.E7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3:.H7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4:.C7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4:.E7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4:.H7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5:.C7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5:.E7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5:.H7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6:.C7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6:.E7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6:.H7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7:.C7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7:.E7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7:.H7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8:.C7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8:.E7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8:.H7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9:.C7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9:.E7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9:.H7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0:.C8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0:.E8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0:.H8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1:.C8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1:.E8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1:.H8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2:.C8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2:.E8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2:.H8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3:.C8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3:.E8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3:.H8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4:.C8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4:.E8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4:.H8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5:.C8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5:.E8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5:.H8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6:.C8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6:.E8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6:.H8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7:.C8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7:.E8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7:.H8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8:.C8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8:.E8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8:.H8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9:.C8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9:.E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9:.H8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0:.C9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0:.E9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0:.H9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1:.C9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1:.E9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1:.H9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2:.C9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2:.E9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2:.H9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3:.C9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3:.E9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3:.H9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4:.C9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4:.E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4:.H9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5:.C9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5:.E9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5:.H9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6:.C9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6:.E9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6:.H9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7:.C9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7:.E9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7:.H9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8:.C9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8:.E9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8:.H9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9:.C9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9:.E9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9:.H9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0:.C10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0:.E10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0:.H10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1:.C10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1:.E10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1:.H10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2:.C10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2:.E10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2:.H10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3:.C10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3:.E10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3:.H103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.04.2013</text:date>, <text:time>21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53:46.56</meta:creation-date>
    <dc:date>2013-04-09T21:22:46.59</dc:date>
    <meta:editing-duration>PT02H09M44S</meta:editing-duration>
    <meta:editing-cycles>10</meta:editing-cycles>
    <meta:generator>OpenOffice.org/3.2$Win32 OpenOffice.org_project/320m18$Build-9502</meta:generator>
    <meta:document-statistic meta:table-count="3" meta:cell-count="836" meta:object-count="0"/>
  </office:meta>
</office:document-meta>
</file>